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adornments="Regular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-python">
      <style:graphic-properties draw:auto-grow-height="true" fo:max-height="0cm" fo:min-height="0cm"/>
    </style:style>
    <style:style style:name="gr3" style:family="graphic" style:parent-style-name="code-python">
      <style:graphic-properties draw:auto-grow-height="true" fo:max-height="0cm" fo:min-height="3.96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219cm"/>
    </style:style>
    <style:style style:name="ro2" style:family="table-row">
      <style:table-row-properties style:row-height="0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T1" style:family="text">
      <style:text-properties style:font-name="Droid Sans Mono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 102<text:line-break/>Computational Thinkin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GirlDevelopIt</text:p>
            <text:p>April ??, 2016</text:p>
            <text:p/>
            <text:p>Instructor: matt wartell</text:p>
            <text:p>Assistant: sarah gray</text:p>
            <text:p>Assistant: someone els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mall data processing and analysis</text:p>
              </text:list-item>
              <text:list-item>
                <text:p>How to approach a task</text:p>
                <text:list>
                  <text:list-item>
                    <text:p>Exploration</text:p>
                  </text:list-item>
                  <text:list-item>
                    <text:p>Problem decomposition</text:p>
                  </text:list-item>
                  <text:list-item>
                    <text:p>Result synthesis</text:p>
                  </text:list-item>
                </text:list>
              </text:list-item>
              <text:list-item>
                <text:p>How to make mistakes</text:p>
              </text:list-item>
              <text:list-item>
                <text:p>How to write better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Ice Cream Preference Data</text:p>
          </draw:text-box>
        </draw:frame>
        <draw:frame draw:style-name="standard" draw:layer="layout" svg:width="25.198cm" svg:height="11.66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Respondent</text:p>
              </table:table-cell>
              <table:table-cell>
                <text:p>Gender</text:p>
              </table:table-cell>
              <table:table-cell>
                <text:p>Preference</text:p>
              </table:table-cell>
            </table:table-row>
            <table:table-row table:style-name="ro2" table:default-cell-style-name="ce1">
              <table:table-cell>
                <text:p>1011</text:p>
              </table:table-cell>
              <table:table-cell>
                <text:p>f</text:p>
              </table:table-cell>
              <table:table-cell>
                <text:p>p</text:p>
              </table:table-cell>
            </table:table-row>
            <table:table-row table:style-name="ro2" table:default-cell-style-name="ce1">
              <table:table-cell>
                <text:p>1085</text:p>
              </table:table-cell>
              <table:table-cell>
                <text:p>m</text:p>
              </table:table-cell>
              <table:table-cell>
                <text:p>s</text:p>
              </table:table-cell>
            </table:table-row>
            <table:table-row table:style-name="ro2" table:default-cell-style-name="ce1">
              <table:table-cell>
                <text:p>1099</text:p>
              </table:table-cell>
              <table:table-cell>
                <text:p>m</text:p>
              </table:table-cell>
              <table:table-cell>
                <text:p>s</text:p>
              </table:table-cell>
            </table:table-row>
            <table:table-row table:style-name="ro2" table:default-cell-style-name="ce1">
              <table:table-cell>
                <text:p>1149</text:p>
              </table:table-cell>
              <table:table-cell>
                <text:p>f</text:p>
              </table:table-cell>
              <table:table-cell>
                <text:p>s</text:p>
              </table:table-cell>
            </table:table-row>
            <table:table-row table:style-name="ro2" table:default-cell-style-name="ce1">
              <table:table-cell>
                <text:p>1221</text:p>
              </table:table-cell>
              <table:table-cell>
                <text:p>m</text:p>
              </table:table-cell>
              <table:table-cell>
                <text:p>p</text:p>
              </table:table-cell>
            </table:table-row>
            <table:table-row table:style-name="ro2" table:default-cell-style-name="ce1">
              <table:table-cell>
                <text:p>1279</text:p>
              </table:table-cell>
              <table:table-cell>
                <text:p>f</text:p>
              </table:table-cell>
              <table:table-cell>
                <text:p>s</text:p>
              </table:table-cell>
            </table:table-row>
            <table:table-row table:style-name="ro2" table:default-cell-style-name="ce1">
              <table:table-cell>
                <text:p>1378</text:p>
              </table:table-cell>
              <table:table-cell>
                <text:p>m</text:p>
              </table:table-cell>
              <table:table-cell>
                <text:p>p</text:p>
              </table:table-cell>
            </table:table-row>
            <table:table-row table:style-name="ro2" table:default-cell-style-name="ce1">
              <table:table-cell>
                <text:p>1396</text:p>
              </table:table-cell>
              <table:table-cell>
                <text:p>f</text:p>
              </table:table-cell>
              <table:table-cell>
                <text:p>s</text:p>
              </table:table-cell>
            </table:table-row>
            <table:table-row table:style-name="ro2" table:default-cell-style-name="ce1">
              <table:table-cell>
                <text:p>1420</text:p>
              </table:table-cell>
              <table:table-cell>
                <text:p>m</text:p>
              </table:table-cell>
              <table:table-cell>
                <text:p>s</text:p>
              </table:table-cell>
            </table:table-row>
            <table:table-row table:style-name="ro2" table:default-cell-style-name="ce1">
              <table:table-cell>
                <text:p>1435</text:p>
              </table:table-cell>
              <table:table-cell>
                <text:p>f</text:p>
              </table:table-cell>
              <table:table-cell>
                <text:p>s</text:p>
              </table:table-cell>
            </table:table-row>
            <table:table-row table:style-name="ro2" table:default-cell-style-name="ce1">
              <table:table-cell>
                <text:p>…</text:p>
              </table:table-cell>
              <table:table-cell>
                <text:p>…</text:p>
              </table:table-cell>
              <table:table-cell>
                <text:p>…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Data File</text:p>
          </draw:text-box>
        </draw:frame>
        <draw:frame draw:style-name="gr2" draw:layer="layout" svg:width="23.876cm" svg:height="8.171cm" svg:x="2.286cm" svg:y="5.842cm">
          <draw:text-box>
            <text:p>respondent,gender,preference</text:p>
            <text:p>1011,f,p</text:p>
            <text:p>1085,m,s</text:p>
            <text:p>1099,m,s</text:p>
            <text:p>1149,f,s</text:p>
            <text:p>1221,m,p</text:p>
            <text:p>1279,f,s</text:p>
            <text:p>1378,m,p</text:p>
            <text:p>1396,f,s</text:p>
            <text:p>1420,m,s</text:p>
            <text:p>…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simple reader</text:p>
          </draw:text-box>
        </draw:frame>
        <draw:frame draw:style-name="gr2" draw:layer="layout" svg:width="23.368cm" svg:height="4.211cm" svg:x="2.032cm" svg:y="5.334cm">
          <draw:text-box>
            <text:p>"""The simplest data reader."""</text:p>
            <text:p/>
            <text:p>for line in open('ice-cream.csv'):</text:p>
            <text:p><text:s text:c="4"/>row = line.split(',')</text:p>
            <text:p><text:s text:c="4"/>print(row)</text:p>
            <text:p/>
          </draw:text-box>
        </draw:frame>
        <draw:frame draw:style-name="gr2" draw:layer="layout" svg:width="23.368cm" svg:height="4.871cm" svg:x="2.032cm" svg:y="10.668cm">
          <draw:text-box>
            <text:p>['respondent', 'gender', 'preference\n']</text:p>
            <text:p>['1011', 'f', 'p\n']</text:p>
            <text:p>['1085', 'm', 's\n']</text:p>
            <text:p>['1099', 'm', 's\n']</text:p>
            <text:p>['1149', 'f', 's\n']</text:p>
            <text:p>…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ti-bugg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 works, what's buggy?</text:p>
                <text:list>
                  <text:list-item>
                    <text:p>Header line</text:p>
                  </text:list-item>
                  <text:list-item>
                    <text:p>Unwanted newlines</text:p>
                  </text:list-item>
                  <text:list-item>
                    <text:p>Separation of concerns</text:p>
                  </text:list-item>
                </text:list>
              </text:list-item>
            </text:list>
          </draw:text-box>
        </draw:frame>
        <draw:frame draw:style-name="gr2" draw:layer="layout" svg:width="23.368cm" svg:height="4.871cm" svg:x="2.032cm" svg:y="12.7cm">
          <draw:text-box>
            <text:p>['respondent', 'gender', 'preference\n']</text:p>
            <text:p>['1011', 'f', 'p\n']</text:p>
            <text:p>['1085', 'm', 's\n']</text:p>
            <text:p>['1099', 'm', 's\n']</text:p>
            <text:p>['1149', 'f', 's\n']</text:p>
            <text:p>…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less simple reader</text:p>
          </draw:text-box>
        </draw:frame>
        <draw:frame draw:style-name="gr2" draw:layer="layout" svg:width="23.114cm" svg:height="7.511cm" svg:x="2.286cm" svg:y="4.826cm">
          <draw:text-box>
            <text:p>def read_data(path):</text:p>
            <text:p><text:s text:c="4"/>"""Reads comma separated data from path."""</text:p>
            <text:p><text:s text:c="4"/>infile = open(path)</text:p>
            <text:p><text:s text:c="4"/>infile.readline() <text:s text:c="2"/># discard headers</text:p>
            <text:p><text:s text:c="4"/>for line in infile:</text:p>
            <text:p><text:s text:c="8"/>line = line.strip()</text:p>
            <text:p><text:s text:c="8"/>row = line.split(',')</text:p>
            <text:p><text:s text:c="8"/>print(row)</text:p>
            <text:p/>
            <text:p>read_data('ice-cream.csv')</text:p>
            <text:p/>
          </draw:text-box>
        </draw:frame>
        <draw:frame draw:style-name="gr2" draw:layer="layout" svg:width="23.114cm" svg:height="4.211cm" svg:x="2.286cm" svg:y="12.954cm">
          <draw:text-box>
            <text:p>['1011', 'f', 'p']</text:p>
            <text:p>['1085', 'm', 's']</text:p>
            <text:p>['1099', 'm', 's']</text:p>
            <text:p>['1149', 'f', 's']</text:p>
            <text:p>…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Validation</text:p>
          </draw:text-box>
        </draw:frame>
        <draw:frame presentation:style-name="pr4" draw:layer="layout" svg:width="25.199cm" svg:height="12.612cm" svg:x="1.4cm" svg:y="4.914cm" presentation:class="outline" presentation:user-transformed="true">
          <draw:text-box>
            <text:list text:style-name="L2">
              <text:list-item>
                <text:p>The world is messy</text:p>
              </text:list-item>
              <text:list-item>
                <text:p>Types matter</text:p>
              </text:list-item>
              <text:list-item>
                <text:p>How to fail?</text:p>
                <text:list>
                  <text:list-item>
                    <text:p>Can respondent be divided by 10?</text:p>
                  </text:list-item>
                  <text:list-item>
                    <text:p>Are gender and preference validly coded?</text:p>
                  </text:list-item>
                  <text:list-item>
                    <text:p>Unexpected input format</text:p>
                  </text:list-item>
                </text:list>
              </text:list-item>
              <text:list-item>
                <text:p>How to respond?</text:p>
                <text:list>
                  <text:list-item>
                    <text:p>Fault</text:p>
                  </text:list-item>
                  <text:list-item>
                    <text:p>Assert</text:p>
                  </text:list-item>
                  <text:list-item>
                    <text:p>Ign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ion Failures</text:p>
          </draw:text-box>
        </draw:frame>
        <draw:frame presentation:style-name="pr4" draw:layer="layout" svg:width="25.199cm" svg:height="1.69cm" svg:x="1.4cm" svg:y="4.914cm" presentation:class="outline" presentation:user-transformed="true">
          <draw:text-box>
            <text:list text:style-name="L2">
              <text:list-item>
                <text:p>Fault</text:p>
                <text:p/>
              </text:list-item>
            </text:list>
          </draw:text-box>
        </draw:frame>
        <draw:frame draw:style-name="gr3" draw:layer="layout" svg:width="21.336cm" svg:height="4.211cm" svg:x="3.556cm" svg:y="6.457cm">
          <draw:text-box>
            <text:p>&gt;&gt;&gt; '1011' / 10</text:p>
            <text:p>Traceback (most recent call last):</text:p>
            <text:p><text:s text:c="2"/>File "&lt;stdin&gt;", line 1, in &lt;module&gt;</text:p>
            <text:p>TypeError: unsupported operand type(s) for /: 'str' and 'int'</text:p>
            <text:p/>
          </draw:text-box>
        </draw:frame>
        <draw:frame presentation:style-name="pr4" draw:layer="layout" svg:width="25.199cm" svg:height="1.69cm" svg:x="1.471cm" svg:y="11.176cm" presentation:class="outline" presentation:user-transformed="true">
          <draw:text-box>
            <text:list text:style-name="L2">
              <text:list-item>
                <text:p>Assert</text:p>
                <text:p/>
              </text:list-item>
            </text:list>
          </draw:text-box>
        </draw:frame>
        <draw:frame draw:style-name="gr3" draw:layer="layout" svg:width="21.59cm" svg:height="4.871cm" svg:x="3.302cm" svg:y="12.807cm">
          <draw:text-box>
            <text:p>&gt;&gt;&gt; row = ['1011', 'f', 't']</text:p>
            <text:p>&gt;&gt;&gt; assert row[1] in 'mf' and row[2] in 'ps'</text:p>
            <text:p/>
            <text:p>Traceback (most recent call last):</text:p>
            <text:p><text:s text:c="2"/>File "&lt;stdin&gt;", line 1, in &lt;module&gt;</text:p>
            <text:p>AssertionError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lidation Failures 2</text:p>
          </draw:text-box>
        </draw:frame>
        <draw:frame presentation:style-name="pr4" draw:layer="layout" svg:width="25.199cm" svg:height="1.69cm" svg:x="1.4cm" svg:y="4.914cm" presentation:class="outline" presentation:user-transformed="true">
          <draw:text-box>
            <text:list text:style-name="L2">
              <text:list-item>
                <text:p>Ignore</text:p>
                <text:p/>
              </text:list-item>
            </text:list>
          </draw:text-box>
        </draw:frame>
        <draw:frame draw:style-name="gr3" draw:layer="layout" svg:width="21.336cm" svg:height="4.211cm" svg:x="3.556cm" svg:y="6.457cm">
          <draw:text-box>
            <text:p>for line in infile:</text:p>
            <text:p><text:s text:c="4"/>line = line.strip()</text:p>
            <text:p><text:s text:c="4"/>row = line.split(',')</text:p>
            <text:p><text:s text:c="4"/>if row[1] not in 'mf' or row[2] not in 'ps':</text:p>
            <text:p><text:s text:c="8"/>continue</text:p>
            <text:p><text:s text:c="4"/>…</text:p>
          </draw:text-box>
        </draw:frame>
        <draw:frame presentation:style-name="pr4" draw:layer="layout" svg:width="25.199cm" svg:height="1.69cm" svg:x="1.471cm" svg:y="11.176cm" presentation:class="outline" presentation:user-transformed="true">
          <draw:text-box>
            <text:list text:style-name="L2">
              <text:list-item>
                <text:p>Invalid source format</text:p>
                <text:p/>
              </text:list-item>
            </text:list>
          </draw:text-box>
        </draw:frame>
        <draw:frame draw:style-name="gr3" draw:layer="layout" svg:width="21.59cm" svg:height="4.211cm" svg:x="3.302cm" svg:y="12.807cm">
          <draw:text-box>
            <text:p>&gt;&gt;&gt; line = '"damon, matt", m, p'</text:p>
            <text:p>&gt;&gt;&gt; line.split(',')</text:p>
            <text:p>['"damon', ' matt"', ' m', ' p']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ti-bugging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rong answers are a Bad Thing</text:p>
                <text:list>
                  <text:list-item>
                    <text:p>Design decision: Fail</text:p>
                    <text:list>
                      <text:list-item>
                        <text:p>Halted program does not give answers at all</text:p>
                      </text:list-item>
                      <text:list-item>
                        <text:p>Requires data cleaning prior to run</text:p>
                      </text:list-item>
                    </text:list>
                  </text:list-item>
                  <text:list-item>
                    <text:p>Design decision: Continue</text:p>
                    <text:list>
                      <text:list-item>
                        <text:p>Answers may be incorrect</text:p>
                      </text:list-item>
                      <text:list-item>
                        <text:p>Data might not allow cleaning</text:p>
                      </text:list-item>
                    </text:list>
                  </text:list-item>
                </text:list>
              </text:list-item>
              <text:list-item>
                <text:p>Losing track of data</text:p>
                <text:list>
                  <text:list-item>
                    <text:p>What does <text:span text:style-name="T1">row[2]</text:span> contain?</text:p>
                  </text:list-item>
                </text:list>
              </text:list-item>
              <text:list-item>
                <text:p>Wrong tool for the job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SV and csv.DictRea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ndard library for parsing standard data</text:p>
              </text:list-item>
              <text:list-item>
                <text:p>Handles common header row</text:p>
              </text:list-item>
              <text:list-item>
                <text:p>Handles format complexities</text:p>
              </text:list-item>
              <text:list-item>
                <text:p>Returns data in a more self-documenting form</text:p>
              </text:list-item>
              <text:list-item>
                <text:p>Does not perform validation</text:p>
                <text:list>
                  <text:list-item>
                    <text:p>But doesn't stop you from valid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adornments="Regular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fill-image-width="0cm" draw:fill-image-height="0cm" draw:shadow-offset-x="0.203cm" draw:shadow-offset-y="0.203cm"/>
      <style:paragraph-properties>
        <style:tab-stops/>
      </style:paragraph-properties>
      <style:text-properties fo:language="zxx" fo:country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-python" style:family="graphic" style:parent-style-name="text">
      <style:graphic-properties draw:stroke="solid" draw:stroke-dash="Dashed_20__28_var_29__20_4" draw:fill-image-width="0cm" draw:fill-image-height="0cm" draw:auto-grow-width="false" draw:shadow-offset-x="0.203cm" draw:shadow-offset-y="0.203cm"/>
      <style:paragraph-properties>
        <style:tab-stops/>
      </style:paragraph-properties>
      <style:text-properties style:font-name="Droid Sans Mono" fo:font-family="'Droid Sans Mono'" style:font-style-name="Regular" style:font-family-generic="swiss" style:font-pitch="fixed" fo:font-size="16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08:56:26.431097845</meta:creation-date>
    <dc:date>2016-03-24T14:14:41.963735997</dc:date>
    <meta:editing-duration>PT2H1M26S</meta:editing-duration>
    <meta:editing-cycles>12</meta:editing-cycles>
    <meta:generator>LibreOffice/5.0.5.2$Linux_X86_64 LibreOffice_project/00m0$Build-2</meta:generator>
    <meta:document-statistic meta:object-count="78"/>
  </office:meta>
</office:document-meta>
</file>